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35cm" fo:min-width="3.40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35cm" fo:min-width="3.407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7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38cm" fo:min-width="1.692cm"/>
    </style:style>
    <style:style style:name="gr13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8cm" svg:height="1.905cm" svg:x="8.62cm" svg:y="5.762cm">
          <text:p text:style-name="P1">lib_ges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14.336cm" svg:y="5.762cm">
          <text:p text:style-name="P1">lib_fea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28cm" svg:height="1.905cm" svg:x="2.905cm" svg:y="5.762cm">
          <text:p text:style-name="P1">lib_data_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127cm" svg:height="1.905cm" svg:x="8.621cm" svg:y="2.27cm">
          <text:p text:style-name="P1">lib_evalu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336cm" svg:y1="6.715cm" svg:x2="12.748cm" svg:y2="6.715cm">
          <text:p/>
        </draw:line>
        <draw:line draw:style-name="gr4" draw:text-style-name="P3" draw:layer="layout" svg:x1="10.683cm" svg:y1="4.175cm" svg:x2="10.683cm" svg:y2="5.762cm">
          <text:p/>
        </draw:line>
        <draw:line draw:style-name="gr3" draw:text-style-name="P3" draw:layer="layout" svg:x1="7.033cm" svg:y1="6.715cm" svg:x2="8.621cm" svg:y2="6.715cm">
          <text:p/>
        </draw:line>
        <draw:custom-shape draw:style-name="gr1" draw:text-style-name="P2" draw:layer="layout" svg:width="4.128cm" svg:height="1.905cm" svg:x="1.119cm" svg:y="9.255cm"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28cm" svg:height="1.905cm" svg:x="16.34cm" svg:y="9.255cm">
          <text:p text:style-name="P1">Recor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28cm" svg:height="1.905cm" svg:x="11.279cm" svg:y="9.255cm">
          <text:p text:style-name="P1">Re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128cm" svg:height="1.905cm" svg:x="6.277cm" svg:y="9.255cm">
          <text:p text:style-name="P1">Ext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3.222cm" svg:y1="9.255cm" svg:x2="3.222cm" svg:y2="8.62cm">
          <text:p/>
        </draw:line>
        <draw:line draw:style-name="gr5" draw:text-style-name="P3" draw:layer="layout" svg:x1="8.302cm" svg:y1="9.255cm" svg:x2="8.302cm" svg:y2="8.62cm">
          <text:p/>
        </draw:line>
        <draw:line draw:style-name="gr5" draw:text-style-name="P3" draw:layer="layout" svg:x1="3.222cm" svg:y1="8.62cm" svg:x2="16.43cm" svg:y2="8.62cm">
          <text:p/>
        </draw:line>
        <draw:line draw:style-name="gr6" draw:text-style-name="P3" draw:layer="layout" svg:x1="16.418cm" svg:y1="8.62cm" svg:x2="16.418cm" svg:y2="7.667cm">
          <text:p/>
        </draw:line>
        <draw:line draw:style-name="gr7" draw:text-style-name="P3" draw:layer="layout" svg:x1="10.677cm" svg:y1="8.62cm" svg:x2="10.677cm" svg:y2="7.667cm">
          <text:p/>
        </draw:line>
        <draw:line draw:style-name="gr8" draw:text-style-name="P3" draw:layer="layout" svg:x1="4.962cm" svg:y1="8.62cm" svg:x2="4.962cm" svg:y2="7.667cm">
          <text:p/>
        </draw:line>
        <draw:line draw:style-name="gr9" draw:text-style-name="P3" draw:layer="layout" svg:x1="1.952cm" svg:y1="9.255cm" svg:x2="1.952cm" svg:y2="3.222cm">
          <text:p/>
        </draw:line>
        <draw:line draw:style-name="gr10" draw:text-style-name="P3" draw:layer="layout" svg:x1="1.952cm" svg:y1="3.222cm" svg:x2="8.62cm" svg:y2="3.222cm">
          <text:p/>
        </draw:line>
        <draw:line draw:style-name="gr5" draw:text-style-name="P3" draw:layer="layout" svg:x1="13.335cm" svg:y1="9.255cm" svg:x2="13.335cm" svg:y2="8.302cm">
          <text:p/>
        </draw:line>
        <draw:line draw:style-name="gr5" draw:text-style-name="P3" draw:layer="layout" svg:x1="18.402cm" svg:y1="9.255cm" svg:x2="18.402cm" svg:y2="8.302cm">
          <text:p/>
        </draw:line>
        <draw:line draw:style-name="gr5" draw:text-style-name="P3" draw:layer="layout" svg:x1="18.405cm" svg:y1="8.302cm" svg:x2="11.42cm" svg:y2="8.302cm">
          <text:p/>
        </draw:line>
        <draw:line draw:style-name="gr11" draw:text-style-name="P3" draw:layer="layout" svg:x1="11.422cm" svg:y1="8.302cm" svg:x2="11.422cm" svg:y2="7.667cm">
          <text:p/>
        </draw:line>
        <draw:custom-shape draw:style-name="gr12" draw:text-style-name="P4" draw:layer="layout" svg:width="2.222cm" svg:height="0.318cm" svg:x="9.89cm" svg:y="11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3" draw:layer="layout" svg:x1="10.699cm" svg:y1="4.81cm" svg:x2="4.959cm" svg:y2="4.81cm">
          <text:p/>
        </draw:line>
        <draw:line draw:style-name="gr13" draw:text-style-name="P3" draw:layer="layout" svg:x1="4.975cm" svg:y1="4.81cm" svg:x2="4.975cm" svg:y2="5.7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1T15:00:35.699525967</meta:creation-date>
    <dc:date>2020-12-11T15:38:13.411311733</dc:date>
    <meta:editing-duration>PT10M18S</meta:editing-duration>
    <meta:editing-cycles>3</meta:editing-cycles>
    <meta:generator>LibreOffice/7.0.3.1$Linux_X86_64 LibreOffice_project/00$Build-1</meta:generator>
    <meta:document-statistic meta:object-count="26"/>
  </office:meta>
</office:document-meta>
</file>